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T1" style:family="text">
      <style:text-properties officeooo:rsid="000e305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<text:span text:style-name="T1">Ч</text:span></text:span><text:span text:style-name="Strong_20_Emphasis">ертёж презентации для лейбла «[Название Лейбла]»</text:span></text:h>
      <text:p text:style-name="Text_20_body"><text:span text:style-name="Strong_20_Emphasis">Общая концепция визуала:</text:span> Используйте принцип <text:span text:style-name="Strong_20_Emphasis">Инь-Янь</text:span> в дизайне. Это может быть:</text:p>
      <text:list xml:id="list693414233" text:style-name="L1">
        <text:list-item>
          <text:p text:style-name="P1"><text:span text:style-name="Strong_20_Emphasis">Цветовая схема:</text:span> два контрастных цвета (например, темно-синий/угольный для Артёма-Стратега и яркий акцентный цвет — оранжевый, электрик для Никиты-Командира).</text:p>
        </text:list-item>
        <text:list-item>
          <text:p text:style-name="P1"><text:span text:style-name="Strong_20_Emphasis">Разделение слайдов:</text:span> некоторые слайды можно визуально разделить на две части, каждая со своим цветом и стилем.</text:p>
        </text:list-item>
        <text:list-item>
          <text:p text:style-name="P1"><text:span text:style-name="Strong_20_Emphasis">Логотип:</text:span> если у вас уже есть лого, обыграйте его в этой концепции.</text:p>
        </text:list-item>
      </text:list>
      <text:p text:style-name="Horizontal_20_Line"/>
      <text:h text:style-name="Heading_20_3" text:outline-level="3"><text:span text:style-name="Strong_20_Emphasis">Структура и описание слайдов (12 слайдов)</text:span></text:h>
      <text:p text:style-name="Text_20_body"><text:span text:style-name="Strong_20_Emphasis">Слайд 1: Титульный лист</text:span></text:p>
      <text:list xml:id="list389486506" text:style-name="L2">
        <text:list-item>
          <text:p text:style-name="P2"><text:span text:style-name="Strong_20_Emphasis">Заголовок:</text:span> [Название Вашего Лейбла]</text:p>
        </text:list-item>
        <text:list-item>
          <text:p text:style-name="P2"><text:span text:style-name="Strong_20_Emphasis">Подзаголовок:</text:span> Стратегия × Энергия</text:p>
        </text:list-item>
        <text:list-item>
          <text:p text:style-name="P2"><text:span text:style-name="Strong_20_Emphasis">Визуал:</text:span> Крупное, качественное совместное фото, где виден ваш характер. Фон минималистичный. Логотип.</text:p>
        </text:list-item>
        <text:list-item>
          <text:p text:style-name="P2"><text:span text:style-name="Strong_20_Emphasis">Текст:</text:span> Ваши имена (Артём и Никита) и контакты.</text:p>
        </text:list-item>
      </text:list>
      <text:p text:style-name="Text_20_body"><text:span text:style-name="Strong_20_Emphasis">Слайд 2: О нас / Наша философия</text:span></text:p>
      <text:list xml:id="list1818773397" text:style-name="L3">
        <text:list-item>
          <text:p text:style-name="P3"><text:span text:style-name="Strong_20_Emphasis">Заголовок:</text:span> Порядок и Хаос на страже вашего бренда</text:p>
        </text:list-item>
        <text:list-item>
          <text:p text:style-name="P3"><text:span text:style-name="Strong_20_Emphasis">Визуал:</text:span> Схематичное изображение символа Инь-Янь, но стилизованное под вашу деятельность (например, вместо точек — иконка мозга и иконка сердца).</text:p>
        </text:list-item>
        <text:list-item>
          <text:p text:style-name="P3"><text:span text:style-name="Strong_20_Emphasis">Текст:</text:span> Кратко о концепции вашего тандема: "Мы — стратегический альянс. Холодный расчет Стратега и горячая passion Командира. Наша сила — в синергии противоположностей."</text:p>
        </text:list-item>
      </text:list>
      <text:p text:style-name="Text_20_body"><text:span text:style-name="Strong_20_Emphasis">Слайд 3: Артём (Стратег)</text:span></text:p>
      <text:list xml:id="list2528910194" text:style-name="L4">
        <text:list-item>
          <text:p text:style-name="P4"><text:span text:style-name="Strong_20_Emphasis">Заголовок:</text:span> Артём | Архитектор систем</text:p>
        </text:list-item>
        <text:list-item>
          <text:p text:style-name="P4"><text:span text:style-name="Strong_20_Emphasis">Визуал:</text:span> Индивидуальное фото Артёма в рабочей/сосредоточенной обстановке. Фон в его фирменном "холодном" цвете. Иконки: мозг, шахматная фигура (ферзь), диаграмма, блокнот.</text:p>
        </text:list-item>
        <text:list-item>
          <text:p text:style-name="P4"><text:span text:style-name="Strong_20_Emphasis">Текст:</text:span> Ключевые компетенции: анализ, планирование, структура, маркетинговые стратегии.</text:p>
        </text:list-item>
      </text:list>
      <text:p text:style-name="Text_20_body"><text:span text:style-name="Strong_20_Emphasis">Слайд 4: Никита (Командир)</text:span></text:p>
      <text:list xml:id="list1913325209" text:style-name="L5">
        <text:list-item>
          <text:p text:style-name="P5"><text:span text:style-name="Strong_20_Emphasis">Заголовок:</text:span> Никита | Генератор идей</text:p>
        </text:list-item>
        <text:list-item>
          <text:p text:style-name="P5"><text:span text:style-name="Strong_20_Emphasis">Визуал:</text:span> Яркое индивидуальное фото Никиты в действии (общается, выступает). Фон в его "теплом" акцентном цвете. Иконки: молния, микрофон, лампочка, люди.</text:p>
        </text:list-item>
        <text:list-item>
          <text:p text:style-name="P5"><text:soft-page-break/><text:span text:style-name="Strong_20_Emphasis">Текст:</text:span> Ключевые компетенции: коммуникация, мотивация, генерация идей, лидерство.</text:p>
        </text:list-item>
      </text:list>
      <text:p text:style-name="Text_20_body"><text:span text:style-name="Strong_20_Emphasis">Слайд 5: Наша экспертиза</text:span></text:p>
      <text:list xml:id="list3201156240" text:style-name="L6">
        <text:list-item>
          <text:p text:style-name="P6"><text:span text:style-name="Strong_20_Emphasis">Заголовок:</text:span> Наша суперсила</text:p>
        </text:list-item>
        <text:list-item>
          <text:p text:style-name="P6"><text:span text:style-name="Strong_20_Emphasis">Визуал:</text:span> Инфографика, например, два круга с качествами Артёма и Никиты, которые соединяются в центре в один большой круг с надписью "Трансформация творчества в узнаваемые и прибыльные бренды".</text:p>
        </text:list-item>
        <text:list-item>
          <text:p text:style-name="P6"><text:span text:style-name="Strong_20_Emphasis">Текст:</text:span> Описание экспертизы из пункта 2.</text:p>
        </text:list-item>
      </text:list>
      <text:p text:style-name="Text_20_body"><text:span text:style-name="Strong_20_Emphasis">Слайд 6: Наши ценности</text:span></text:p>
      <text:list xml:id="list1803693650" text:style-name="L7">
        <text:list-item>
          <text:p text:style-name="P7"><text:span text:style-name="Strong_20_Emphasis">Заголовок:</text:span> Фундамент нашей работы</text:p>
        </text:list-item>
        <text:list-item>
          <text:p text:style-name="P7"><text:span text:style-name="Strong_20_Emphasis">Визуал:</text:span> 5 иконок, каждая символизирующая ценность (например, рукопожатие для партнерства, щит для надежности, часы для дисциплины).</text:p>
        </text:list-item>
        <text:list-item>
          <text:p text:style-name="P7"><text:span text:style-name="Strong_20_Emphasis">Текст:</text:span> Список ценностей: Ответственность, Честность, Дисциплина, Стрессоустойчивость, Партнерство.</text:p>
        </text:list-item>
      </text:list>
      <text:p text:style-name="Text_20_body"><text:span text:style-name="Strong_20_Emphasis">Слайд 7: Наша миссия (Социальные цели)</text:span></text:p>
      <text:list xml:id="list1642238156" text:style-name="L8">
        <text:list-item>
          <text:p text:style-name="P8"><text:span text:style-name="Strong_20_Emphasis">Заголовок:</text:span> Зачем мы это делаем?</text:p>
        </text:list-item>
        <text:list-item>
          <text:p text:style-name="P8"><text:span text:style-name="Strong_20_Emphasis">Визуал:</text:span> Абстрактное изображение рупора или сцены, освещающей множество людей.</text:p>
        </text:list-item>
        <text:list-item>
          <text:p text:style-name="P8"><text:span text:style-name="Strong_20_Emphasis">Текст:</text:span> Крупно и емко: "Выводим уникальное творчество людей и бизнесов на свет, давая им голос и максимальную аудиторию."</text:p>
        </text:list-item>
      </text:list>
      <text:p text:style-name="Text_20_body"><text:span text:style-name="Strong_20_Emphasis">Слайд 8: Что мы предлагаем (Уникальное предложение)</text:span></text:p>
      <text:list xml:id="list2070399754" text:style-name="L9">
        <text:list-item>
          <text:p text:style-name="P9"><text:span text:style-name="Strong_20_Emphasis">Заголовок:</text:span> Полный цикл: от Идеи до Результата</text:p>
        </text:list-item>
        <text:list-item>
          <text:p text:style-name="P9"><text:span text:style-name="Strong_20_Emphasis">Визуал:</text:span> Схема в виде круговой стрелки (цикла):</text:p>
          <text:list>
            <text:list-item>
              <text:p text:style-name="P9"><text:span text:style-name="Strong_20_Emphasis">Безумная Идея</text:span> (Никита) -&gt;</text:p>
            </text:list-item>
            <text:list-item>
              <text:p text:style-name="P9"><text:span text:style-name="Strong_20_Emphasis">Четкий План</text:span> (Артём) -&gt;</text:p>
            </text:list-item>
            <text:list-item>
              <text:p text:style-name="P9"><text:span text:style-name="Strong_20_Emphasis">Безупречное Исполнение</text:span> (Команда) -&gt;</text:p>
            </text:list-item>
            <text:list-item>
              <text:p text:style-name="P9"><text:span text:style-name="Strong_20_Emphasis">Взрывной Результат</text:span> (Общий слайд)</text:p>
            </text:list-item>
          </text:list>
        </text:list-item>
        <text:list-item>
          <text:p text:style-name="P9"><text:span text:style-name="Strong_20_Emphasis">Текст:</text:span> Краткое описание каждого этапа.</text:p>
        </text:list-item>
      </text:list>
      <text:p text:style-name="Text_20_body"><text:span text:style-name="Strong_20_Emphasis">Слайд 9: Наша история / Легенда</text:span></text:p>
      <text:list xml:id="list205348132" text:style-name="L10">
        <text:list-item>
          <text:p text:style-name="P10"><text:span text:style-name="Strong_20_Emphasis">Заголовок:</text:span> Как два противоположных полюса создали силу</text:p>
        </text:list-item>
        <text:list-item>
          <text:p text:style-name="P10"><text:span text:style-name="Strong_20_Emphasis">Визуал:</text:span> Коллаж из 3-4 фото: ваше старое фото (с кухни?), фото за работой сейчас, maybe скриншот первого проекта.</text:p>
        </text:list-item>
        <text:list-item>
          <text:p text:style-name="P10"><text:span text:style-name="Strong_20_Emphasis">Текст:</text:span> Небольшая история пути от идей на кухне до понимания, что ваша разность — это главный козырь.</text:p>
        </text:list-item>
      </text:list>
      <text:p text:style-name="Text_20_body"><text:span text:style-name="Strong_20_Emphasis">Слайд 10: Наши услуги (Что входит в "Полный цикл")</text:span></text:p>
      <text:list xml:id="list3648587137" text:style-name="L11">
        <text:list-item>
          <text:p text:style-name="P11"><text:soft-page-break/><text:span text:style-name="Strong_20_Emphasis">Заголовок:</text:span> Что мы делаем?</text:p>
        </text:list-item>
        <text:list-item>
          <text:p text:style-name="P11"><text:span text:style-name="Strong_20_Emphasis">Визуал:</text:span> Список с иконками.</text:p>
        </text:list-item>
        <text:list-item>
          <text:p text:style-name="P11"><text:span text:style-name="Strong_20_Emphasis">Текст:</text:span></text:p>
          <text:list>
            <text:list-item>
              <text:p text:style-name="P11">Разработка бренд-стратегии</text:p>
            </text:list-item>
            <text:list-item>
              <text:p text:style-name="P11">Маркетинговое планирование</text:p>
            </text:list-item>
            <text:list-item>
              <text:p text:style-name="P11">Контент-стратегия и производство</text:p>
            </text:list-item>
            <text:list-item>
              <text:p text:style-name="P11">Управление проектами</text:p>
            </text:list-item>
            <text:list-item>
              <text:p text:style-name="P11">Продвижение и PR</text:p>
            </text:list-item>
          </text:list>
        </text:list-item>
      </text:list>
      <text:p text:style-name="Text_20_body"><text:span text:style-name="Strong_20_Emphasis">Слайд 11: Призыв к действию (Call to Action)</text:span></text:p>
      <text:list xml:id="list1011361635" text:style-name="L12">
        <text:list-item>
          <text:p text:style-name="P12"><text:span text:style-name="Strong_20_Emphasis">Заголовок:</text:span> Готовы вывести ваш бренд на новый уровень?</text:p>
        </text:list-item>
        <text:list-item>
          <text:p text:style-name="P12"><text:span text:style-name="Strong_20_Emphasis">Визуал:</text:span> Ваше совместное фото, где вы смотрите прямо в камеру с уверенным видом.</text:p>
        </text:list-item>
        <text:list-item>
          <text:p text:style-name="P12"><text:span text:style-name="Strong_20_Emphasis">Текст:</text:span> Крупно и понятно: "Обсудим ваш проект?" Ниже: Контакты (телефон, email, Telegram), ссылки на соцсети.</text:p>
        </text:list-item>
      </text:list>
      <text:p text:style-name="Text_20_body"><text:span text:style-name="Strong_20_Emphasis">Слайд 12: Спасибо!</text:span></text:p>
      <text:list xml:id="list2478688205" text:style-name="L13">
        <text:list-item>
          <text:p text:style-name="P13"><text:span text:style-name="Strong_20_Emphasis">Визуал:</text:span> Ваш логотип и снова символ Инь-Янь.</text:p>
        </text:list-item>
        <text:list-item>
          <text:p text:style-name="P13"><text:span text:style-name="Strong_20_Emphasis">Текст:</text:span> Thank You / Спасибо за внимание! Ваши имена и контакты продублированы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8T14:03:36.874367866</meta:creation-date>
    <dc:date>2025-09-08T14:05:21.659398771</dc:date>
    <meta:editing-duration>PT1M47S</meta:editing-duration>
    <meta:editing-cycles>1</meta:editing-cycles>
    <meta:document-statistic meta:table-count="0" meta:image-count="0" meta:object-count="0" meta:page-count="3" meta:paragraph-count="63" meta:word-count="571" meta:character-count="3859" meta:non-whitespace-character-count="3394"/>
    <meta:generator>LibreOffice/6.0.7.3$Linux_x86 LibreOffice_project/00m0$Build-3</meta:generator>
  </office:meta>
</office:document-meta>
</file>